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8cm" svg:height="9.004cm" svg:x="0.165cm" svg:y="7.995cm">
            <draw:object draw:notify-on-update-of-ranges="Sheet1.A15:Sheet1.D15 Sheet1.A16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642cm" svg:height="7.942cm" svg:x="17.279cm" svg:y="8.765cm">
            <draw:object draw:notify-on-update-of-ranges="Sheet1.A2:Sheet1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653cm" svg:height="7.65cm" svg:x="48.538cm" svg:y="9.297cm">
            <draw:object draw:notify-on-update-of-ranges="Sheet1.A8:Sheet1.T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683cm" svg:height="7.134cm" svg:x="33.427cm" svg:y="9.058cm">
            <draw:object draw:notify-on-update-of-ranges="Sheet1.A5:Sheet1.T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921cm" svg:height="7.277cm" svg:x="63.749cm" svg:y="9.483cm">
            <draw:object draw:notify-on-update-of-ranges="Sheet1.A11:Sheet1.T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1 query</text:p>
          </table:table-cell>
        </table:table-row>
        <table:table-row table:style-name="ro1">
          <table:table-cell table:style-name="ce1" office:value-type="float" office:value="372.024059295654" calcext:value-type="float">
            <text:p>372.024059295654</text:p>
          </table:table-cell>
          <table:table-cell office:value-type="float" office:value="250.665426254272" calcext:value-type="float">
            <text:p>250.665426254272</text:p>
          </table:table-cell>
          <table:table-cell office:value-type="float" office:value="255.736351013184" calcext:value-type="float">
            <text:p>255.736351013184</text:p>
          </table:table-cell>
          <table:table-cell office:value-type="float" office:value="232.024908065796" calcext:value-type="float">
            <text:p>232.024908065796</text:p>
          </table:table-cell>
          <table:table-cell office:value-type="float" office:value="275.71964263916" calcext:value-type="float">
            <text:p>275.71964263916</text:p>
          </table:table-cell>
          <table:table-cell office:value-type="float" office:value="243.551015853882" calcext:value-type="float">
            <text:p>243.551015853882</text:p>
          </table:table-cell>
          <table:table-cell office:value-type="float" office:value="252.506017684937" calcext:value-type="float">
            <text:p>252.506017684937</text:p>
          </table:table-cell>
          <table:table-cell office:value-type="float" office:value="271.425247192383" calcext:value-type="float">
            <text:p>271.425247192383</text:p>
          </table:table-cell>
          <table:table-cell office:value-type="float" office:value="270.604610443115" calcext:value-type="float">
            <text:p>270.604610443115</text:p>
          </table:table-cell>
          <table:table-cell office:value-type="float" office:value="260.963678359985" calcext:value-type="float">
            <text:p>260.963678359985</text:p>
          </table:table-cell>
          <table:table-cell office:value-type="float" office:value="287.067413330078" calcext:value-type="float">
            <text:p>287.067413330078</text:p>
          </table:table-cell>
          <table:table-cell table:style-name="ce1" office:value-type="float" office:value="291.405916213989" calcext:value-type="float">
            <text:p>291.405916213989</text:p>
          </table:table-cell>
          <table:table-cell office:value-type="float" office:value="282.012462615967" calcext:value-type="float">
            <text:p>282.012462615967</text:p>
          </table:table-cell>
          <table:table-cell office:value-type="float" office:value="322.56555557251" calcext:value-type="float">
            <text:p>322.56555557251</text:p>
          </table:table-cell>
          <table:table-cell office:value-type="float" office:value="238.383769989014" calcext:value-type="float">
            <text:p>238.383769989014</text:p>
          </table:table-cell>
          <table:table-cell office:value-type="float" office:value="256.017208099365" calcext:value-type="float">
            <text:p>256.017208099365</text:p>
          </table:table-cell>
          <table:table-cell office:value-type="float" office:value="349.413394927979" calcext:value-type="float">
            <text:p>349.413394927979</text:p>
          </table:table-cell>
          <table:table-cell office:value-type="float" office:value="251.082181930542" calcext:value-type="float">
            <text:p>251.082181930542</text:p>
          </table:table-cell>
          <table:table-cell office:value-type="float" office:value="246.12021446228" calcext:value-type="float">
            <text:p>246.12021446228</text:p>
          </table:table-cell>
          <table:table-cell office:value-type="float" office:value="412.623167037964" calcext:value-type="float">
            <text:p>412.623167037964</text:p>
          </table:table-cell>
          <table:table-cell table:formula="of:=AVERAGE([.A2:.T2])" office:value-type="float" office:value="281.095612049103" calcext:value-type="float">
            <text:p>281.09561204910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2 query</text:p>
          </table:table-cell>
        </table:table-row>
        <table:table-row table:style-name="ro1">
          <table:table-cell table:style-name="ce1" office:value-type="float" office:value="317.481756210327" calcext:value-type="float">
            <text:p>317.481756210327</text:p>
          </table:table-cell>
          <table:table-cell office:value-type="float" office:value="306.254148483276" calcext:value-type="float">
            <text:p>306.254148483276</text:p>
          </table:table-cell>
          <table:table-cell office:value-type="float" office:value="335.809469223022" calcext:value-type="float">
            <text:p>335.809469223022</text:p>
          </table:table-cell>
          <table:table-cell office:value-type="float" office:value="408.572196960449" calcext:value-type="float">
            <text:p>408.572196960449</text:p>
          </table:table-cell>
          <table:table-cell office:value-type="float" office:value="327.476978302002" calcext:value-type="float">
            <text:p>327.476978302002</text:p>
          </table:table-cell>
          <table:table-cell office:value-type="float" office:value="328.963041305542" calcext:value-type="float">
            <text:p>328.963041305542</text:p>
          </table:table-cell>
          <table:table-cell office:value-type="float" office:value="333.259582519531" calcext:value-type="float">
            <text:p>333.259582519531</text:p>
          </table:table-cell>
          <table:table-cell office:value-type="float" office:value="381.68740272522" calcext:value-type="float">
            <text:p>381.68740272522</text:p>
          </table:table-cell>
          <table:table-cell office:value-type="float" office:value="352.812767028809" calcext:value-type="float">
            <text:p>352.812767028809</text:p>
          </table:table-cell>
          <table:table-cell office:value-type="float" office:value="380.795478820801" calcext:value-type="float">
            <text:p>380.795478820801</text:p>
          </table:table-cell>
          <table:table-cell office:value-type="float" office:value="320.157527923584" calcext:value-type="float">
            <text:p>320.157527923584</text:p>
          </table:table-cell>
          <table:table-cell office:value-type="float" office:value="353.421688079834" calcext:value-type="float">
            <text:p>353.421688079834</text:p>
          </table:table-cell>
          <table:table-cell office:value-type="float" office:value="319.207191467285" calcext:value-type="float">
            <text:p>319.207191467285</text:p>
          </table:table-cell>
          <table:table-cell office:value-type="float" office:value="321.587085723877" calcext:value-type="float">
            <text:p>321.587085723877</text:p>
          </table:table-cell>
          <table:table-cell office:value-type="float" office:value="328.169107437134" calcext:value-type="float">
            <text:p>328.169107437134</text:p>
          </table:table-cell>
          <table:table-cell office:value-type="float" office:value="337.615966796875" calcext:value-type="float">
            <text:p>337.615966796875</text:p>
          </table:table-cell>
          <table:table-cell office:value-type="float" office:value="318.843126296997" calcext:value-type="float">
            <text:p>318.843126296997</text:p>
          </table:table-cell>
          <table:table-cell office:value-type="float" office:value="327.430725097656" calcext:value-type="float">
            <text:p>327.430725097656</text:p>
          </table:table-cell>
          <table:table-cell office:value-type="float" office:value="330.043315887451" calcext:value-type="float">
            <text:p>330.043315887451</text:p>
          </table:table-cell>
          <table:table-cell office:value-type="float" office:value="352.303743362427" calcext:value-type="float">
            <text:p>352.303743362427</text:p>
          </table:table-cell>
          <table:table-cell table:formula="of:=AVERAGE([.A5:.T5])" office:value-type="float" office:value="339.094614982605" calcext:value-type="float">
            <text:p>339.09461498260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3 query</text:p>
          </table:table-cell>
        </table:table-row>
        <table:table-row table:style-name="ro1">
          <table:table-cell table:style-name="ce1" office:value-type="float" office:value="727.257966995239" calcext:value-type="float">
            <text:p>727.257966995239</text:p>
          </table:table-cell>
          <table:table-cell office:value-type="float" office:value="690.604686737061" calcext:value-type="float">
            <text:p>690.604686737061</text:p>
          </table:table-cell>
          <table:table-cell office:value-type="float" office:value="780.288457870483" calcext:value-type="float">
            <text:p>780.288457870483</text:p>
          </table:table-cell>
          <table:table-cell office:value-type="float" office:value="726.086854934692" calcext:value-type="float">
            <text:p>726.086854934692</text:p>
          </table:table-cell>
          <table:table-cell office:value-type="float" office:value="719.880819320679" calcext:value-type="float">
            <text:p>719.880819320679</text:p>
          </table:table-cell>
          <table:table-cell office:value-type="float" office:value="730.350255966187" calcext:value-type="float">
            <text:p>730.350255966187</text:p>
          </table:table-cell>
          <table:table-cell office:value-type="float" office:value="689.711093902588" calcext:value-type="float">
            <text:p>689.711093902588</text:p>
          </table:table-cell>
          <table:table-cell office:value-type="float" office:value="715.151071548462" calcext:value-type="float">
            <text:p>715.151071548462</text:p>
          </table:table-cell>
          <table:table-cell office:value-type="float" office:value="677.615404129028" calcext:value-type="float">
            <text:p>677.615404129028</text:p>
          </table:table-cell>
          <table:table-cell office:value-type="float" office:value="690.800428390503" calcext:value-type="float">
            <text:p>690.800428390503</text:p>
          </table:table-cell>
          <table:table-cell office:value-type="float" office:value="687.61944770813" calcext:value-type="float">
            <text:p>687.61944770813</text:p>
          </table:table-cell>
          <table:table-cell office:value-type="float" office:value="683.581590652466" calcext:value-type="float">
            <text:p>683.581590652466</text:p>
          </table:table-cell>
          <table:table-cell office:value-type="float" office:value="677.847385406494" calcext:value-type="float">
            <text:p>677.847385406494</text:p>
          </table:table-cell>
          <table:table-cell office:value-type="float" office:value="700.311183929443" calcext:value-type="float">
            <text:p>700.311183929443</text:p>
          </table:table-cell>
          <table:table-cell office:value-type="float" office:value="688.543796539307" calcext:value-type="float">
            <text:p>688.543796539307</text:p>
          </table:table-cell>
          <table:table-cell office:value-type="float" office:value="682.482481002808" calcext:value-type="float">
            <text:p>682.482481002808</text:p>
          </table:table-cell>
          <table:table-cell office:value-type="float" office:value="700.971603393555" calcext:value-type="float">
            <text:p>700.971603393555</text:p>
          </table:table-cell>
          <table:table-cell office:value-type="float" office:value="677.626371383667" calcext:value-type="float">
            <text:p>677.626371383667</text:p>
          </table:table-cell>
          <table:table-cell office:value-type="float" office:value="680.814981460571" calcext:value-type="float">
            <text:p>680.814981460571</text:p>
          </table:table-cell>
          <table:table-cell office:value-type="float" office:value="685.193300247192" calcext:value-type="float">
            <text:p>685.193300247192</text:p>
          </table:table-cell>
          <table:table-cell table:formula="of:=AVERAGE([.A8:.T8])" office:value-type="float" office:value="700.636959075928" calcext:value-type="float">
            <text:p>700.636959075928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4 query</text:p>
          </table:table-cell>
        </table:table-row>
        <table:table-row table:style-name="ro1">
          <table:table-cell table:style-name="ce1" office:value-type="float" office:value="794.889450073242" calcext:value-type="float">
            <text:p>794.889450073242</text:p>
          </table:table-cell>
          <table:table-cell office:value-type="float" office:value="770.208835601807" calcext:value-type="float">
            <text:p>770.208835601807</text:p>
          </table:table-cell>
          <table:table-cell office:value-type="float" office:value="754.399299621582" calcext:value-type="float">
            <text:p>754.399299621582</text:p>
          </table:table-cell>
          <table:table-cell office:value-type="float" office:value="781.623840332031" calcext:value-type="float">
            <text:p>781.623840332031</text:p>
          </table:table-cell>
          <table:table-cell office:value-type="float" office:value="737.453460693359" calcext:value-type="float">
            <text:p>737.453460693359</text:p>
          </table:table-cell>
          <table:table-cell office:value-type="float" office:value="743.957281112671" calcext:value-type="float">
            <text:p>743.957281112671</text:p>
          </table:table-cell>
          <table:table-cell office:value-type="float" office:value="761.38973236084" calcext:value-type="float">
            <text:p>761.38973236084</text:p>
          </table:table-cell>
          <table:table-cell office:value-type="float" office:value="732.825994491577" calcext:value-type="float">
            <text:p>732.825994491577</text:p>
          </table:table-cell>
          <table:table-cell office:value-type="float" office:value="872.555017471314" calcext:value-type="float">
            <text:p>872.555017471314</text:p>
          </table:table-cell>
          <table:table-cell office:value-type="float" office:value="766.468286514282" calcext:value-type="float">
            <text:p>766.468286514282</text:p>
          </table:table-cell>
          <table:table-cell office:value-type="float" office:value="745.601177215576" calcext:value-type="float">
            <text:p>745.601177215576</text:p>
          </table:table-cell>
          <table:table-cell office:value-type="float" office:value="752.521276473999" calcext:value-type="float">
            <text:p>752.521276473999</text:p>
          </table:table-cell>
          <table:table-cell office:value-type="float" office:value="744.687795639038" calcext:value-type="float">
            <text:p>744.687795639038</text:p>
          </table:table-cell>
          <table:table-cell office:value-type="float" office:value="745.117425918579" calcext:value-type="float">
            <text:p>745.117425918579</text:p>
          </table:table-cell>
          <table:table-cell office:value-type="float" office:value="795.179843902588" calcext:value-type="float">
            <text:p>795.179843902588</text:p>
          </table:table-cell>
          <table:table-cell office:value-type="float" office:value="787.190437316895" calcext:value-type="float">
            <text:p>787.190437316895</text:p>
          </table:table-cell>
          <table:table-cell office:value-type="float" office:value="786.604166030884" calcext:value-type="float">
            <text:p>786.604166030884</text:p>
          </table:table-cell>
          <table:table-cell office:value-type="float" office:value="751.467943191528" calcext:value-type="float">
            <text:p>751.467943191528</text:p>
          </table:table-cell>
          <table:table-cell office:value-type="float" office:value="798.676729202271" calcext:value-type="float">
            <text:p>798.676729202271</text:p>
          </table:table-cell>
          <table:table-cell office:value-type="float" office:value="777.721643447876" calcext:value-type="float">
            <text:p>777.721643447876</text:p>
          </table:table-cell>
          <table:table-cell table:formula="of:=AVERAGE([.A11:.T11])" office:value-type="float" office:value="770.026981830597" calcext:value-type="float">
            <text:p>770.026981830597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Average 1 query</text:p>
          </table:table-cell>
          <table:table-cell office:value-type="string" calcext:value-type="string">
            <text:p>Average 2 query</text:p>
          </table:table-cell>
          <table:table-cell office:value-type="string" calcext:value-type="string">
            <text:p>Average 3 query</text:p>
          </table:table-cell>
          <table:table-cell office:value-type="string" calcext:value-type="string">
            <text:p>Average 4 query</text:p>
          </table:table-cell>
          <table:table-cell table:number-columns-repeated="17"/>
        </table:table-row>
        <table:table-row table:style-name="ro1">
          <table:table-cell table:formula="of:=[.U2]" office:value-type="float" office:value="281.095612049103" calcext:value-type="float">
            <text:p>281.095612049103</text:p>
          </table:table-cell>
          <table:table-cell table:formula="of:=[.U5]" office:value-type="float" office:value="339.094614982605" calcext:value-type="float">
            <text:p>339.094614982605</text:p>
          </table:table-cell>
          <table:table-cell table:formula="of:=[.U8]" office:value-type="float" office:value="700.636959075928" calcext:value-type="float">
            <text:p>700.636959075928</text:p>
          </table:table-cell>
          <table:table-cell table:formula="of:=[.U11]" office:value-type="float" office:value="770.026981830597" calcext:value-type="float">
            <text:p>770.02698183059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38:19.676115829</meta:creation-date>
    <dc:date>2023-12-08T23:23:20.593660146</dc:date>
    <meta:editing-duration>PT1H30M2S</meta:editing-duration>
    <meta:editing-cycles>6</meta:editing-cycles>
    <meta:generator>LibreOffice/7.3.7.2$Linux_X86_64 LibreOffice_project/30$Build-2</meta:generator>
    <meta:document-statistic meta:table-count="1" meta:cell-count="17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plot-area chart:style-name="ch2" table:cell-range-address="Sheet1.A15:Sheet1.D16" chart:data-source-has-labels="row" svg:x="0.168cm" svg:y="0.128cm" svg:width="15.348cm" svg:height="8.643cm">
          <chart:coordinate-region svg:x="0.975cm" svg:y="0.327cm" svg:width="14.541cm" svg:height="7.797cm"/>
          <chart:axis chart:dimension="x" chart:name="primary-x" chart:style-name="ch3" chartooo:axis-type="auto">
            <chartooo:date-scale/>
            <chart:categories table:cell-range-address="Sheet1.A15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16:Sheet1.D16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1 query</text:p>
                <draw:g>
                  <svg:desc>Sheet1.A15:Sheet1.D15</svg:desc>
                </draw:g>
              </table:table-cell>
              <table:table-cell office:value-type="string">
                <text:p>Average 2 query</text:p>
              </table:table-cell>
              <table:table-cell office:value-type="string">
                <text:p>Average 3 query</text:p>
              </table:table-cell>
              <table:table-cell office:value-type="string">
                <text:p>Average 4 query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81.095612049103">
                <text:p>281.095612049103</text:p>
                <draw:g>
                  <svg:desc>Sheet1.A16:Sheet1.D16</svg:desc>
                </draw:g>
              </table:table-cell>
              <table:table-cell office:value-type="float" office:value="339.094614982605">
                <text:p>339.094614982605</text:p>
              </table:table-cell>
              <table:table-cell office:value-type="float" office:value="700.636959075928">
                <text:p>700.636959075928</text:p>
              </table:table-cell>
              <table:table-cell office:value-type="float" office:value="770.026981830597">
                <text:p>770.026981830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43cm" svg:height="7.943cm" xlink:href=".." xlink:type="simple" chart:class="chart:line" chart:style-name="ch1">
        <chart:plot-area chart:style-name="ch2" table:cell-range-address="Sheet1.A2:Sheet1.T2" svg:x="0.292cm" svg:y="0.158cm" svg:width="14.059cm" svg:height="7.627cm">
          <chart:coordinate-region svg:x="1.099cm" svg:y="0.357cm" svg:width="13.065cm" svg:height="6.78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:Sheet1.T2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72.024059295654">
                <text:p>372.024059295654</text:p>
                <draw:g>
                  <svg:desc>Sheet1.A2:Sheet1.T2</svg:desc>
                </draw:g>
              </table:table-cell>
              <table:table-cell office:value-type="float" office:value="250.665426254272">
                <text:p>250.665426254272</text:p>
              </table:table-cell>
              <table:table-cell office:value-type="float" office:value="255.736351013184">
                <text:p>255.736351013184</text:p>
              </table:table-cell>
              <table:table-cell office:value-type="float" office:value="232.024908065796">
                <text:p>232.024908065796</text:p>
              </table:table-cell>
              <table:table-cell office:value-type="float" office:value="275.71964263916">
                <text:p>275.71964263916</text:p>
              </table:table-cell>
              <table:table-cell office:value-type="float" office:value="243.551015853882">
                <text:p>243.551015853882</text:p>
              </table:table-cell>
              <table:table-cell office:value-type="float" office:value="252.506017684937">
                <text:p>252.506017684937</text:p>
              </table:table-cell>
              <table:table-cell office:value-type="float" office:value="271.425247192383">
                <text:p>271.425247192383</text:p>
              </table:table-cell>
              <table:table-cell office:value-type="float" office:value="270.604610443115">
                <text:p>270.604610443115</text:p>
              </table:table-cell>
              <table:table-cell office:value-type="float" office:value="260.963678359985">
                <text:p>260.963678359985</text:p>
              </table:table-cell>
              <table:table-cell office:value-type="float" office:value="287.067413330078">
                <text:p>287.067413330078</text:p>
              </table:table-cell>
              <table:table-cell office:value-type="float" office:value="291.405916213989">
                <text:p>291.405916213989</text:p>
              </table:table-cell>
              <table:table-cell office:value-type="float" office:value="282.012462615967">
                <text:p>282.012462615967</text:p>
              </table:table-cell>
              <table:table-cell office:value-type="float" office:value="322.56555557251">
                <text:p>322.56555557251</text:p>
              </table:table-cell>
              <table:table-cell office:value-type="float" office:value="238.383769989014">
                <text:p>238.383769989014</text:p>
              </table:table-cell>
              <table:table-cell office:value-type="float" office:value="256.017208099365">
                <text:p>256.017208099365</text:p>
              </table:table-cell>
              <table:table-cell office:value-type="float" office:value="349.413394927979">
                <text:p>349.413394927979</text:p>
              </table:table-cell>
              <table:table-cell office:value-type="float" office:value="251.082181930542">
                <text:p>251.082181930542</text:p>
              </table:table-cell>
              <table:table-cell office:value-type="float" office:value="246.12021446228">
                <text:p>246.12021446228</text:p>
              </table:table-cell>
              <table:table-cell office:value-type="float" office:value="412.623167037964">
                <text:p>412.6231670379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54cm" svg:height="7.651cm" xlink:href=".." xlink:type="simple" chart:class="chart:line" chart:style-name="ch1">
        <chart:plot-area chart:style-name="ch2" table:cell-range-address="Sheet1.A8:Sheet1.T8" svg:x="0.273cm" svg:y="0.153cm" svg:width="13.108cm" svg:height="7.345cm">
          <chart:coordinate-region svg:x="1.08cm" svg:y="0.353cm" svg:width="12.115cm" svg:height="6.4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8:Sheet1.T8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727.257966995239">
                <text:p>727.257966995239</text:p>
                <draw:g>
                  <svg:desc>Sheet1.A8:Sheet1.T8</svg:desc>
                </draw:g>
              </table:table-cell>
              <table:table-cell office:value-type="float" office:value="690.604686737061">
                <text:p>690.604686737061</text:p>
              </table:table-cell>
              <table:table-cell office:value-type="float" office:value="780.288457870483">
                <text:p>780.288457870483</text:p>
              </table:table-cell>
              <table:table-cell office:value-type="float" office:value="726.086854934692">
                <text:p>726.086854934692</text:p>
              </table:table-cell>
              <table:table-cell office:value-type="float" office:value="719.880819320679">
                <text:p>719.880819320679</text:p>
              </table:table-cell>
              <table:table-cell office:value-type="float" office:value="730.350255966187">
                <text:p>730.350255966187</text:p>
              </table:table-cell>
              <table:table-cell office:value-type="float" office:value="689.711093902588">
                <text:p>689.711093902588</text:p>
              </table:table-cell>
              <table:table-cell office:value-type="float" office:value="715.151071548462">
                <text:p>715.151071548462</text:p>
              </table:table-cell>
              <table:table-cell office:value-type="float" office:value="677.615404129028">
                <text:p>677.615404129028</text:p>
              </table:table-cell>
              <table:table-cell office:value-type="float" office:value="690.800428390503">
                <text:p>690.800428390503</text:p>
              </table:table-cell>
              <table:table-cell office:value-type="float" office:value="687.61944770813">
                <text:p>687.61944770813</text:p>
              </table:table-cell>
              <table:table-cell office:value-type="float" office:value="683.581590652466">
                <text:p>683.581590652466</text:p>
              </table:table-cell>
              <table:table-cell office:value-type="float" office:value="677.847385406494">
                <text:p>677.847385406494</text:p>
              </table:table-cell>
              <table:table-cell office:value-type="float" office:value="700.311183929443">
                <text:p>700.311183929443</text:p>
              </table:table-cell>
              <table:table-cell office:value-type="float" office:value="688.543796539307">
                <text:p>688.543796539307</text:p>
              </table:table-cell>
              <table:table-cell office:value-type="float" office:value="682.482481002808">
                <text:p>682.482481002808</text:p>
              </table:table-cell>
              <table:table-cell office:value-type="float" office:value="700.971603393555">
                <text:p>700.971603393555</text:p>
              </table:table-cell>
              <table:table-cell office:value-type="float" office:value="677.626371383667">
                <text:p>677.626371383667</text:p>
              </table:table-cell>
              <table:table-cell office:value-type="float" office:value="680.814981460571">
                <text:p>680.814981460571</text:p>
              </table:table-cell>
              <table:table-cell office:value-type="float" office:value="685.193300247192">
                <text:p>685.1933002471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84cm" svg:height="7.135cm" xlink:href=".." xlink:type="simple" chart:class="chart:line" chart:style-name="ch1">
        <chart:plot-area chart:style-name="ch2" table:cell-range-address="Sheet1.A5:Sheet1.T5" svg:x="0.253cm" svg:y="0.142cm" svg:width="12.178cm" svg:height="6.851cm">
          <chart:coordinate-region svg:x="1.06cm" svg:y="0.341cm" svg:width="11.184cm" svg:height="6.00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5:Sheet1.T5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17.481756210327">
                <text:p>317.481756210327</text:p>
                <draw:g>
                  <svg:desc>Sheet1.A5:Sheet1.T5</svg:desc>
                </draw:g>
              </table:table-cell>
              <table:table-cell office:value-type="float" office:value="306.254148483276">
                <text:p>306.254148483276</text:p>
              </table:table-cell>
              <table:table-cell office:value-type="float" office:value="335.809469223022">
                <text:p>335.809469223022</text:p>
              </table:table-cell>
              <table:table-cell office:value-type="float" office:value="408.572196960449">
                <text:p>408.572196960449</text:p>
              </table:table-cell>
              <table:table-cell office:value-type="float" office:value="327.476978302002">
                <text:p>327.476978302002</text:p>
              </table:table-cell>
              <table:table-cell office:value-type="float" office:value="328.963041305542">
                <text:p>328.963041305542</text:p>
              </table:table-cell>
              <table:table-cell office:value-type="float" office:value="333.259582519531">
                <text:p>333.259582519531</text:p>
              </table:table-cell>
              <table:table-cell office:value-type="float" office:value="381.68740272522">
                <text:p>381.68740272522</text:p>
              </table:table-cell>
              <table:table-cell office:value-type="float" office:value="352.812767028809">
                <text:p>352.812767028809</text:p>
              </table:table-cell>
              <table:table-cell office:value-type="float" office:value="380.795478820801">
                <text:p>380.795478820801</text:p>
              </table:table-cell>
              <table:table-cell office:value-type="float" office:value="320.157527923584">
                <text:p>320.157527923584</text:p>
              </table:table-cell>
              <table:table-cell office:value-type="float" office:value="353.421688079834">
                <text:p>353.421688079834</text:p>
              </table:table-cell>
              <table:table-cell office:value-type="float" office:value="319.207191467285">
                <text:p>319.207191467285</text:p>
              </table:table-cell>
              <table:table-cell office:value-type="float" office:value="321.587085723877">
                <text:p>321.587085723877</text:p>
              </table:table-cell>
              <table:table-cell office:value-type="float" office:value="328.169107437134">
                <text:p>328.169107437134</text:p>
              </table:table-cell>
              <table:table-cell office:value-type="float" office:value="337.615966796875">
                <text:p>337.615966796875</text:p>
              </table:table-cell>
              <table:table-cell office:value-type="float" office:value="318.843126296997">
                <text:p>318.843126296997</text:p>
              </table:table-cell>
              <table:table-cell office:value-type="float" office:value="327.430725097656">
                <text:p>327.430725097656</text:p>
              </table:table-cell>
              <table:table-cell office:value-type="float" office:value="330.043315887451">
                <text:p>330.043315887451</text:p>
              </table:table-cell>
              <table:table-cell office:value-type="float" office:value="352.303743362427">
                <text:p>352.3037433624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22cm" svg:height="7.278cm" xlink:href=".." xlink:type="simple" chart:class="chart:line" chart:style-name="ch1">
        <chart:plot-area chart:style-name="ch2" table:cell-range-address="Sheet1.A11:Sheet1.T11" svg:x="0.258cm" svg:y="0.145cm" svg:width="12.406cm" svg:height="6.988cm">
          <chart:coordinate-region svg:x="1.065cm" svg:y="0.344cm" svg:width="11.412cm" svg:height="6.14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11:Sheet1.T11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794.889450073242">
                <text:p>794.889450073242</text:p>
                <draw:g>
                  <svg:desc>Sheet1.A11:Sheet1.T11</svg:desc>
                </draw:g>
              </table:table-cell>
              <table:table-cell office:value-type="float" office:value="770.208835601807">
                <text:p>770.208835601807</text:p>
              </table:table-cell>
              <table:table-cell office:value-type="float" office:value="754.399299621582">
                <text:p>754.399299621582</text:p>
              </table:table-cell>
              <table:table-cell office:value-type="float" office:value="781.623840332031">
                <text:p>781.623840332031</text:p>
              </table:table-cell>
              <table:table-cell office:value-type="float" office:value="737.453460693359">
                <text:p>737.453460693359</text:p>
              </table:table-cell>
              <table:table-cell office:value-type="float" office:value="743.957281112671">
                <text:p>743.957281112671</text:p>
              </table:table-cell>
              <table:table-cell office:value-type="float" office:value="761.38973236084">
                <text:p>761.38973236084</text:p>
              </table:table-cell>
              <table:table-cell office:value-type="float" office:value="732.825994491577">
                <text:p>732.825994491577</text:p>
              </table:table-cell>
              <table:table-cell office:value-type="float" office:value="872.555017471314">
                <text:p>872.555017471314</text:p>
              </table:table-cell>
              <table:table-cell office:value-type="float" office:value="766.468286514282">
                <text:p>766.468286514282</text:p>
              </table:table-cell>
              <table:table-cell office:value-type="float" office:value="745.601177215576">
                <text:p>745.601177215576</text:p>
              </table:table-cell>
              <table:table-cell office:value-type="float" office:value="752.521276473999">
                <text:p>752.521276473999</text:p>
              </table:table-cell>
              <table:table-cell office:value-type="float" office:value="744.687795639038">
                <text:p>744.687795639038</text:p>
              </table:table-cell>
              <table:table-cell office:value-type="float" office:value="745.117425918579">
                <text:p>745.117425918579</text:p>
              </table:table-cell>
              <table:table-cell office:value-type="float" office:value="795.179843902588">
                <text:p>795.179843902588</text:p>
              </table:table-cell>
              <table:table-cell office:value-type="float" office:value="787.190437316895">
                <text:p>787.190437316895</text:p>
              </table:table-cell>
              <table:table-cell office:value-type="float" office:value="786.604166030884">
                <text:p>786.604166030884</text:p>
              </table:table-cell>
              <table:table-cell office:value-type="float" office:value="751.467943191528">
                <text:p>751.467943191528</text:p>
              </table:table-cell>
              <table:table-cell office:value-type="float" office:value="798.676729202271">
                <text:p>798.676729202271</text:p>
              </table:table-cell>
              <table:table-cell office:value-type="float" office:value="777.721643447876">
                <text:p>777.721643447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